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4.896cm" fo:margin-left="0.191cm" fo:margin-right="0.153cm" style:page-number="auto" table:align="margins"/>
    </style:style>
    <style:style style:name="Table1.A" style:family="table-column">
      <style:table-column-properties style:column-width="2.328cm" style:rel-column-width="10243*"/>
    </style:style>
    <style:style style:name="Table1.B" style:family="table-column">
      <style:table-column-properties style:column-width="12.568cm" style:rel-column-width="55292*"/>
    </style:style>
    <style:style style:name="Table1.1" style:family="table-row">
      <style:table-row-properties style:min-row-height="2.519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143cm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fo:font-size="14pt" fo:language="sv" fo:country="SE" style:font-size-asian="14pt" style:font-size-complex="14pt"/>
    </style:style>
    <style:style style:name="P3" style:family="paragraph" style:parent-style-name="Normal">
      <style:paragraph-properties fo:text-align="center" style:justify-single-word="false"/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/>
      <style:text-properties fo:font-size="8.5pt" fo:language="sv" fo:country="SE" style:font-size-asian="8.5pt" style:font-size-complex="8.5pt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end" style:justify-single-word="false"/>
      <style:text-properties fo:font-size="11pt" style:font-size-asian="11pt" style:font-size-complex="11pt"/>
    </style:style>
    <style:style style:name="P7" style:family="paragraph" style:parent-style-name="Normal">
      <style:text-properties fo:language="sv" fo:country="SE"/>
    </style:style>
    <style:style style:name="P8" style:family="paragraph" style:parent-style-name="Normal">
      <style:paragraph-properties fo:text-align="end" style:justify-single-word="false"/>
    </style:style>
    <style:style style:name="P9" style:family="paragraph" style:parent-style-name="Normal">
      <style:paragraph-properties>
        <style:tab-stops>
          <style:tab-stop style:position="4.863cm"/>
        </style:tab-stops>
      </style:paragraph-properties>
      <style:text-properties fo:language="id" fo:country="ID"/>
    </style:style>
    <style:style style:name="P10" style:family="paragraph" style:parent-style-name="Normal">
      <style:paragraph-properties fo:text-align="center" style:justify-single-word="false"/>
      <style:text-properties fo:language="id" fo:country="ID"/>
    </style:style>
    <style:style style:name="P11" style:family="paragraph" style:parent-style-name="Normal">
      <style:paragraph-properties fo:text-align="justify" style:justify-single-word="false"/>
    </style:style>
    <style:style style:name="P12" style:family="paragraph" style:parent-style-name="Normal">
      <style:text-properties fo:color="#ff0000"/>
    </style:style>
    <style:style style:name="P13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1.27cm" fo:margin-right="0cm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985cm" style:type="center"/>
        </style:tab-stops>
      </style:paragraph-properties>
    </style:style>
    <style:style style:name="P15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6.35cm" fo:margin-right="0cm" fo:text-indent="1.27cm" style:auto-text-indent="false">
        <style:tab-stops/>
      </style:paragraph-properties>
    </style:style>
    <style:style style:name="P19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20" style:family="paragraph" style:parent-style-name="List_20_Paragraph" style:list-style-name="L2">
      <style:text-properties fo:language="id" fo:country="ID"/>
    </style:style>
    <style:style style:name="P21" style:family="paragraph" style:parent-style-name="Normal" style:list-style-name="L1">
      <style:paragraph-properties fo:text-align="justify" style:justify-single-word="false"/>
      <style:text-properties fo:language="id" fo:country="ID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language="sv" fo:country="SE"/>
    </style:style>
    <style:style style:name="T5" style:family="text">
      <style:text-properties fo:font-size="9pt" fo:language="sv" fo:country="SE" style:font-size-asian="9pt" style:font-size-complex="9pt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color="#ff0000"/>
    </style:style>
    <style:style style:name="T8" style:family="text">
      <style:text-properties style:use-window-font-color="tru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2"><draw:frame draw:style-name="fr1" draw:name="Picture 1" text:anchor-type="as-char" svg:y="0cm" svg:width="2.275cm" style:rel-width="scale" svg:height="2.619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>PEMERINTAH KOTA YOGYAKARTA</text:p>
            <text:p text:style-name="P3">DINAS PENDIDIKAN</text:p>
            <text:p text:style-name="P4">Jl. Hayam Wuruk No. 11 <text:s/>Yogyakarta Telepon (0274) 512856, 563078, Fax. (0274) 512956<text:tab/></text:p>
            <text:p text:style-name="P5"><text:span text:style-name="Default_20_Paragraph_20_Font"><text:span text:style-name="T4"><text:tab/></text:span></text:span><text:span text:style-name="Default_20_Paragraph_20_Font"><text:span text:style-name="T5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5">pendidikan@jogja.go.id</text:span></text:span></text:a><text:span text:style-name="Default_20_Paragraph_20_Font"><text:span text:style-name="T5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5">pendidikan@intra.jogja.go.id</text:span></text:span></text:a></text:p>
            <text:p text:style-name="P6">KODE POS 55212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</table:table-row>
      </table:table>
      <text:p text:style-name="P9"><text:tab/></text:p>
      <text:p text:style-name="P5"><text:span text:style-name="Default_20_Paragraph_20_Font"><text:span text:style-name="T6"><text:s text:c="2"/></text:span></text:span><text:span text:style-name="Default_20_Paragraph_20_Font"><text:span text:style-name="T3">SURAT IJIN CUTI SAKIT</text:span></text:span><text:span text:style-name="Default_20_Paragraph_20_Font"><text:span text:style-name="T6"> </text:span></text:span></text:p>
      <text:p text:style-name="Normal"><text:span text:style-name="Default_20_Paragraph_20_Font"><text:span text:style-name="T1"><text:s text:c="58"/>Nomor :</text:span></text:span> </text:p>
      <text:p text:style-name="P10"/>
      <text:p text:style-name="Normal">D<text:span text:style-name="Default_20_Paragraph_20_Font"><text:span text:style-name="T1">iberikan </text:span></text:span><text:s/><text:span text:style-name="Default_20_Paragraph_20_Font"><text:span text:style-name="T1">c</text:span></text:span>uti <text:span text:style-name="Default_20_Paragraph_20_Font"><text:span text:style-name="T1">s</text:span></text:span>akit<text:span text:style-name="Default_20_Paragraph_20_Font"><text:span text:style-name="T1"> kepada</text:span></text:span> Pegawai Negeri Sipil:</text:p>
      <text:p text:style-name="P5"/>
      <text:p text:style-name="P13">Nama<text:tab/><text:tab/><text:tab/>: [onshow.nama1]</text:p>
      <text:p text:style-name="P13"><text:span text:style-name="Default_20_Paragraph_20_Font"><text:span text:style-name="T1">NIP</text:span></text:span><text:tab/><text:span text:style-name="Default_20_Paragraph_20_Font"><text:span text:style-name="T1"><text:tab/></text:span></text:span><text:span text:style-name="Default_20_Paragraph_20_Font"><text:span text:style-name="T1"><text:tab/>:</text:span></text:span> [onshow.NIP1]</text:p>
      <text:p text:style-name="P14">Pangkat/Gol Ruang<text:tab/>: [onshow.pangkat1], [onshow.golongan1]</text:p>
      <text:p text:style-name="P14">Jabatan<text:tab/><text:tab/>: [onshow.jabatan1]</text:p>
      <text:p text:style-name="P13">Unit Kerja<text:tab/><text:tab/>: [onshow.unit_kerja1]</text:p>
      <text:p text:style-name="P13">Instansi<text:tab/><text:tab/>: [onshow.instansi1]</text:p>
      <text:p text:style-name="P13"/>
      <text:p text:style-name="P11"><text:span text:style-name="T8">Selama </text:span><text:span text:style-name="Default_20_Paragraph_20_Font"><text:span text:style-name="T8">[onshow.lamacuti1]</text:span></text:span><text:span text:style-name="T8"> hari kerja, terhitung mulai tanggal </text:span><text:span text:style-name="Default_20_Paragraph_20_Font"><text:span text:style-name="T8">[onshow.tanggalmulai1]</text:span></text:span><text:span text:style-name="T8"> s.d. </text:span><text:span text:style-name="Default_20_Paragraph_20_Font"><text:span text:style-name="T8">[onshow.tanggalselesai1]</text:span></text:span><text:span text:style-name="T8">, dengan ketentuan sebagai berikut:</text:span></text:p>
      <text:p text:style-name="P11"><text:tab/></text:p>
      <text:list xml:id="list402631710126451790" text:style-name="L1">
        <text:list-item>
          <text:p text:style-name="P21">Segera setelah sembuh yang bersangkutan supaya memberitahukan kepada kepala pejabat yang berwenang.</text:p>
        </text:list-item>
        <text:list-item>
          <text:p text:style-name="P21">Setelah menjalani cuti sakit wajib melaporkan diri atasan langsungnya dan kembali bekerja sebagaimana mestinya.</text:p>
        </text:list-item>
      </text:list>
      <text:p text:style-name="P15"/>
      <text:p text:style-name="Normal">Demikian <text:span text:style-name="Default_20_Paragraph_20_Font"><text:span text:style-name="T1">surat ijin cuti sakit ini dibuat untuk dapat digunakan sebagaimana mestinya</text:span></text:span> </text:p>
      <text:p text:style-name="P16"/>
      <text:p text:style-name="P17"/>
      <text:p text:style-name="P18">Yogyakarta, [onshow.tanggal]<text:tab/><text:tab/>Kepala</text:p>
      <text:p text:style-name="P19"/>
      <text:p text:style-name="P19"/>
      <text:p text:style-name="P19"/>
      <text:p text:style-name="P19"/>
      <text:p text:style-name="P18">Drs. EDY HERI SUASANA, M.Pd</text:p>
      <text:p text:style-name="P18">NIP 19610605 198401 1 005</text:p>
      <text:p text:style-name="P12">Tembusan</text:p>
      <text:list xml:id="list6029573751070795848" text:style-name="L2">
        <text:list-item>
          <text:p text:style-name="P20"/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ID" fo:font-style="normal" style:text-underline-style="none" fo:font-weight="normal" style:letter-kerning="false" style:font-size-asian="10pt" style:language-asian="en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ID" fo:font-style="normal" style:text-underline-style="none" fo:font-weight="normal" style:letter-kerning="false" fo:background-color="transparent" style:font-name-asian="Times New Roman" style:font-size-asian="10pt" style:language-asian="en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hyphenation-ladder-count="no-limit"/>
      <style:text-properties style:font-name-asian="Times New Roman" style:language-asian="en" style:country-asian="US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fo:font-size="12pt" style:font-size-asian="12pt"/>
    </style:style>
    <style:style style:name="Header_20_Char" style:display-name="Head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1.251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DarkUser</meta:initial-creator>
    <meta:creation-date>2016-02-02T03:31:00Z</meta:creation-date>
    <dc:date>2016-02-10T15:35:14.09</dc:date>
    <meta:print-date>2007-04-26T00:08:00Z</meta:print-date>
    <meta:editing-cycles>8</meta:editing-cycles>
    <meta:editing-duration>PT52S</meta:editing-duration>
    <meta:document-statistic meta:table-count="1" meta:image-count="1" meta:object-count="0" meta:page-count="1" meta:paragraph-count="25" meta:word-count="129" meta:character-count="1097"/>
    <meta:template xlink:type="simple" xlink:actuate="onRequest" xlink:title="" xlink:href="Normal.dotm"/>
  </office:meta>
</office:document-meta>
</file>